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entury Gothic" svg:font-family="'Century Gothic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4896in" table:align="left"/>
    </style:style>
    <style:style style:name="Table1.A" style:family="table-column">
      <style:table-column-properties style:column-width="4.1208in"/>
    </style:style>
    <style:style style:name="Table1.B" style:family="table-column">
      <style:table-column-properties style:column-width="2.3688in"/>
    </style:style>
    <style:style style:name="Table1.A1" style:family="table-cell">
      <style:table-cell-properties fo:padding="0.0194in" fo:border-left="0.75pt solid #808080" fo:border-right="0.75pt solid #808080" fo:border-top="0.75pt solid #808080" fo:border-bottom="0.05pt solid #808080"/>
    </style:style>
    <style:style style:name="Table1.B1" style:family="table-cell">
      <style:table-cell-properties fo:padding="0.0194in" fo:border-left="0.05pt solid #808080" fo:border-right="0.75pt solid #808080" fo:border-top="0.75pt solid #808080" fo:border-bottom="0.05pt solid #808080"/>
    </style:style>
    <style:style style:name="Table1.A2" style:family="table-cell">
      <style:table-cell-properties fo:padding="0.0194in" fo:border-left="0.75pt solid #808080" fo:border-right="0.75pt solid #808080" fo:border-top="none" fo:border-bottom="0.75pt solid #808080"/>
    </style:style>
    <style:style style:name="Table1.B2" style:family="table-cell">
      <style:table-cell-properties fo:padding="0.0194in" fo:border-left="0.05pt solid #808080" fo:border-right="0.75pt solid #808080" fo:border-top="none" fo:border-bottom="0.75pt solid #808080"/>
    </style:style>
    <style:style style:name="P1" style:family="paragraph" style:parent-style-name="Heading_20_2">
      <style:text-properties fo:font-variant="normal" fo:text-transform="none" style:font-name="Century Gothic" fo:letter-spacing="normal" fo:font-style="normal" fo:font-weight="normal"/>
    </style:style>
    <style:style style:name="P2" style:family="paragraph" style:parent-style-name="Table_20_Contents">
      <style:paragraph-properties fo:margin-top="0in" fo:margin-bottom="0in" loext:contextual-spacing="false"/>
    </style:style>
    <style:style style:name="P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656565" fo:letter-spacing="normal"/>
    </style:style>
    <style:style style:name="P4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656565" style:font-name="Century Gothic" fo:font-size="11.25pt" fo:letter-spacing="normal" fo:font-style="normal" fo:font-weight="normal"/>
    </style:style>
    <style:style style:name="P5" style:family="paragraph" style:parent-style-name="Text_20_body" style:list-style-name="L1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656565" style:font-name="Century Gothic" fo:font-size="11.25pt" fo:letter-spacing="normal" fo:font-style="normal" fo:font-weight="normal"/>
    </style:style>
    <style:style style:name="P6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656565" style:font-name="Century Gothic" fo:font-size="11.25pt" fo:letter-spacing="normal" fo:font-style="normal" fo:font-weight="bold"/>
    </style:style>
    <style:style style:name="P7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656565" fo:letter-spacing="normal"/>
    </style:style>
    <style:style style:name="T1" style:family="text">
      <style:text-properties fo:font-weight="bold"/>
    </style:style>
    <style:style style:name="T2" style:family="text">
      <style:text-properties style:font-name="Century Gothic" fo:font-size="11.25pt" fo:font-style="normal" fo:font-weight="bold"/>
    </style:style>
    <style:style style:name="T3" style:family="text">
      <style:text-properties style:font-name="Century Gothic" fo:font-size="11.25pt" fo:font-style="normal" fo:font-weight="normal"/>
    </style:style>
    <text:list-style style:name="L1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Reto 2: Grupo P90_C2</text:h>
      <text:p text:style-name="P3"> <text:span text:style-name="T2">Número máximo de ficheros</text:span><text:span text:style-name="T3">: 4<text:line-break/></text:span><text:span text:style-name="T2">Tipo de trabajo</text:span><text:span text:style-name="T3">:  Individual</text:span></text:p>
      <text:p text:style-name="P4">Un colegio de su ciudad quiere contratarlo para el desarrollo de un pequeño demo de aplicación de sistema de información personal. Todas las Personas tienen como atributos nombre, documento, genero y teléfono.</text:p>
      <text:p text:style-name="P4">Se tienen dos tipos de Personas en el colegio: Alumno en la que interesa tener almacenada la información del grado y edad; y Profesor en la que interesa tener almacenada la información de la asignatura y salario.</text:p>
      <text:p text:style-name="P4">Considere la especificación del siguiente diagrama de clases para este reto:</text:p>
      <text:p text:style-name="P6">Procesar Comandos</text:p>
      <text:p text:style-name="P4">En la clase Colegio, se debe definir la función procesar comandos que realiza las siguientes operaciones:</text:p>
      <text:p text:style-name="P4"><text:span text:style-name="T1">Agregar persona:</text:span> Opción 1</text:p>
      <text:p text:style-name="P4">Se puede añadir una persona de tipo alumno con el siguiente comando:</text:p>
      <text:p text:style-name="P4">1&amp;Alumno&amp;nombre&amp;documento&amp;genero&amp;teléfono&amp;grado&amp;edad</text:p>
      <text:p text:style-name="P6">Ejemplo:</text:p>
      <text:p text:style-name="P4">1&amp;Alumno&amp;ValeriaGiraldo&amp;12345678&amp;F&amp;8886789&amp;decimo&amp;15</text:p>
      <text:p text:style-name="P4">Se puede añadir una persona de tipo profesor con el siguiente comando:</text:p>
      <text:p text:style-name="P4">1&amp;Profesor&amp;nombre&amp;documento&amp;genero&amp;teléfono&amp;asignatura&amp;salario</text:p>
      <text:p text:style-name="P6">Ejemplo:</text:p>
      <text:p text:style-name="P4">1&amp;Profesor&amp;LuciaPerez&amp;19876547&amp;F&amp;31113456789&amp;Ciencias&amp;1000000</text:p>
      <text:p text:style-name="P4"><text:span text:style-name="T1">Listar ítems del colegio:</text:span> Opción 2</text:p>
      <text:p text:style-name="P4">Se debe mostrar la frase: “***Personas Colegio***” Seguida por las personas en el orden en el que fueron agregados.</text:p>
      <text:p text:style-name="P4">Si se trata de una persona Alumno se mostrará así. Recuerde que \t implica correr el ítem unos espacios a la derecha:</text:p>
      <text:p text:style-name="P4">\tPersona Alumno- nombre: Valeria Giraldo</text:p>
      <text:p text:style-name="P4">\tdocumento: 12345678</text:p>
      <text:p text:style-name="P4">\tgenero: F</text:p>
      <text:p text:style-name="P4">\ttelefono: 8886789</text:p>
      <text:p text:style-name="P4">\tgrado: Decimo</text:p>
      <text:p text:style-name="P4">\tedad: 15</text:p>
      <text:p text:style-name="P7"><text:soft-page-break/> <text:span text:style-name="T3">Si se trata de una persona Profesor se mostrará así:</text:span></text:p>
      <text:p text:style-name="P4">\tPersona Profesor- nombre: Lucia Perez</text:p>
      <text:p text:style-name="P4">\tdocumento: 19876547</text:p>
      <text:p text:style-name="P4">\tgenero: F</text:p>
      <text:p text:style-name="P4">\ttelefono: 31113456789</text:p>
      <text:p text:style-name="P4">\tasignatura: Ciencias</text:p>
      <text:p text:style-name="P4">\tsalario: 1000000</text:p>
      <text:p text:style-name="P4"><text:span text:style-name="T1">Salir: </text:span>Opción 3</text:p>
      <text:p text:style-name="P4"><text:span text:style-name="T1">Nota 1: </text:span>Observe que el único comando que tiene salida es el listar(opción 2).</text:p>
      <text:p text:style-name="P4"><text:span text:style-name="T1">Nota 2:</text:span> En este ejercicio se requiere subir cuatro archivos. </text:p>
      <text:list xml:id="list1779819374" text:style-name="L1">
        <text:list-item>
          <text:p text:style-name="P5">Uno correspondiente a la clase Persona llamada <text:span text:style-name="T1">Persona.java,</text:span></text:p>
        </text:list-item>
        <text:list-item>
          <text:p text:style-name="P5">otro correspondiente a la Persona Alumno llamada <text:span text:style-name="T1">Alumno.java</text:span></text:p>
        </text:list-item>
        <text:list-item>
          <text:p text:style-name="P5">otro correspondiente a la Persona Profesor llamada <text:span text:style-name="T1">Profesor.java</text:span></text:p>
        </text:list-item>
        <text:list-item>
          <text:p text:style-name="P5">otro correspondiente al Colegio llamada <text:span text:style-name="T1">Colegio.java (aquí va el main)</text:span></text:p>
        </text:list-item>
        <text:list-item>
          <text:p text:style-name="P5">Recuerde eliminar la línea de package al hacer el envío y utilizar el botón de [+] para agregar más de un archivo de código fuente. </text:p>
        </text:list-item>
      </text:list>
      <text:p text:style-name="P7"> <text:span text:style-name="T2">Ejemplo:</text:span></text:p>
      <text:p text:style-name="P4">Un ejemplo de ejecución del programa es el siguiente:</text:p>
      <table:table table:name="Table1" table:style-name="Table1">
        <table:table-column table:style-name="Table1.A"/>
        <table:table-column table:style-name="Table1.B"/>
        <table:table-row table:style-name="TableLine94824260098816">
          <table:table-cell table:style-name="Table1.A1" office:value-type="string">
            <text:p text:style-name="P2"/>
            <text:p text:style-name="P2">Entrada</text:p>
          </table:table-cell>
          <table:table-cell table:style-name="Table1.B1" office:value-type="string">
            <text:p text:style-name="P2">Salida</text:p>
          </table:table-cell>
        </table:table-row>
        <table:table-row table:style-name="TableLine94824260098816">
          <table:table-cell table:style-name="Table1.A2" office:value-type="string">
            <text:p text:style-name="P2">1&amp;Alumno&amp;SofiaParra&amp;1234&amp;F&amp;31134567&amp;cuarto&amp;9</text:p>
            <text:p text:style-name="P2">1&amp;Profesor&amp;JulianaMoreno&amp;1053726182&amp;F&amp;886754&amp;Arte&amp;750000</text:p>
            <text:p text:style-name="P2">2</text:p>
            <text:p text:style-name="P2">3</text:p>
          </table:table-cell>
          <table:table-cell table:style-name="Table1.B2" office:value-type="string">
            <text:p text:style-name="P2">***Personas Colegio***</text:p>
            <text:p text:style-name="P2">Persona Alumno- nombre: Sofia Parra</text:p>
            <text:p text:style-name="P2">documento: 1234</text:p>
            <text:p text:style-name="P2">genero: F</text:p>
            <text:p text:style-name="P2">telefono: 31134567</text:p>
            <text:p text:style-name="P2">grado: cuarto</text:p>
            <text:p text:style-name="P2">edad: 9</text:p>
            <text:p text:style-name="P2">Persona Profesor- nombre: Juliana Moreno</text:p>
            <text:p text:style-name="P2">documento: 1053726182</text:p>
            <text:p text:style-name="P2">genero: F</text:p>
            <text:p text:style-name="P2">telefono: 886754</text:p>
            <text:p text:style-name="P2">asignatura: Arte</text:p>
            <text:p text:style-name="P2">salario: 7500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entury Gothic" svg:font-family="'Century Gothic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21:12:15.446915273</meta:creation-date>
    <dc:date>2021-09-18T21:12:47.841521739</dc:date>
    <meta:editing-duration>PT32S</meta:editing-duration>
    <meta:editing-cycles>1</meta:editing-cycles>
    <meta:document-statistic meta:table-count="1" meta:image-count="0" meta:object-count="0" meta:page-count="2" meta:paragraph-count="61" meta:word-count="371" meta:character-count="2630" meta:non-whitespace-character-count="2319"/>
    <meta:generator>LibreOffice/6.4.7.2$Linux_X86_64 LibreOffice_project/40$Build-2</meta:generator>
  </office:meta>
</office:document-meta>
</file>